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olitical Science</text:h>
      <text:h text:style-name="Heading_20_3" text:outline-level="3">Lesson: Unity vs. Self-Reliance in Black Liberation</text:h>
      <text:p text:style-name="Text_20_body"><text:span text:style-name="Strong_20_Emphasis">Author: Joseph Malone</text:span></text:p>
      <text:p text:style-name="Horizontal_20_Line"/>
      <text:h text:style-name="Heading_20_2" text:outline-level="2">Introduction</text:h>
      <text:p text:style-name="Text_20_body">Since 2005, I have taught that Malcolm X was not killed for rejecting whites, but for moving toward including them. Many dismissed this as “reckless talk,” yet history has proven that difficult truths are often resisted at first — and, ironically, supported by whites more than blacks.</text:p>
      <text:p text:style-name="Text_20_body">This lesson challenges the idea that <text:span text:style-name="Emphasis">unity</text:span> is the path to liberation. Instead, it argues that <text:span text:style-name="Strong_20_Emphasis">self-reliance, education, and economic independence</text:span> are the only sustainable routes for African American progress.</text:p>
      <text:p text:style-name="Horizontal_20_Line"/>
      <text:h text:style-name="Heading_20_2" text:outline-level="2">Core Principles</text:h>
      <text:list xml:id="list27069260148167366" text:style-name="L1">
        <text:list-item>
          <text:p text:style-name="P1"><text:span text:style-name="Strong_20_Emphasis">Racism as a Tool of Power</text:span></text:p>
          <text:list>
            <text:list-item>
              <text:p text:style-name="P1">Racism was invented and weaponized by white Freemasons.</text:p>
            </text:list-item>
            <text:list-item>
              <text:p text:style-name="P1">They divide with economics, seduce with media, and dull with drugs.</text:p>
            </text:list-item>
            <text:list-item>
              <text:p text:style-name="P1">These distractions exist to keep true power out of reach.</text:p>
            </text:list-item>
          </text:list>
        </text:list-item>
        <text:list-item>
          <text:p text:style-name="P1"><text:span text:style-name="Strong_20_Emphasis">Unity as a Trap</text:span></text:p>
          <text:list>
            <text:list-item>
              <text:p text:style-name="P1">“Unity” is often preached by sellouts who suppress real liberation while pretending to enable it.</text:p>
            </text:list-item>
            <text:list-item>
              <text:p text:style-name="P1">When unity means following those who serve white supremacy, it becomes a prison, not freedom.</text:p>
            </text:list-item>
            <text:list-item>
              <text:p text:style-name="P1">Example: COINTELPRO recruited black informants to fracture movements.</text:p>
            </text:list-item>
          </text:list>
        </text:list-item>
        <text:list-item>
          <text:p text:style-name="P1"><text:span text:style-name="Strong_20_Emphasis">The Role of Sellouts</text:span></text:p>
          <text:list>
            <text:list-item>
              <text:p text:style-name="P1">Black Freemasons and informants acted as the “blackface” of oppression.</text:p>
            </text:list-item>
            <text:list-item>
              <text:p text:style-name="P1">They delivered pro-black rhetoric while secretly serving elites.</text:p>
            </text:list-item>
            <text:list-item>
              <text:p text:style-name="P1">Their blood money financed false leadership that led people into dead ends.</text:p>
            </text:list-item>
          </text:list>
        </text:list-item>
      </text:list>
      <text:p text:style-name="Horizontal_20_Line"/>
      <text:h text:style-name="Heading_20_2" text:outline-level="2"><text:soft-page-break/>Historical Case St</text:h>
      <text:h text:style-name="Heading_20_2" text:outline-level="2">udies</text:h>
      <text:list xml:id="list357871748574489865" text:style-name="L2">
        <text:list-item>
          <text:p text:style-name="P2"><text:span text:style-name="Strong_20_Emphasis">Malcolm X and Martin Luther King Jr.</text:span></text:p>
          <text:list>
            <text:list-item>
              <text:p text:style-name="P2">Malcolm was moving toward integration → assassinated.</text:p>
            </text:list-item>
            <text:list-item>
              <text:p text:style-name="P2">King was moving toward radical anti-war politics → assassinated.</text:p>
            </text:list-item>
            <text:list-item>
              <text:p text:style-name="P2">Both were killed not for “style” differences but because they became greater threats as their philosophies deepened.</text:p>
            </text:list-item>
            <text:list-item>
              <text:p text:style-name="P2">After death, both were sanitized: holidays, streets, memorials — symbolic appeasement by the same forces that killed them.</text:p>
            </text:list-item>
          </text:list>
        </text:list-item>
        <text:list-item>
          <text:p text:style-name="P2"><text:span text:style-name="Strong_20_Emphasis">Sammy Davis Jr.</text:span></text:p>
          <text:list>
            <text:list-item>
              <text:p text:style-name="P2">His commentary mixes truth with confusion.</text:p>
            </text:list-item>
            <text:list-item>
              <text:p text:style-name="P2">As a member of the Temple of Set, his message is compromised.</text:p>
            </text:list-item>
            <text:list-item>
              <text:p text:style-name="P2">Example of how “the wrong messenger” can dilute real truths.</text:p>
            </text:list-item>
          </text:list>
        </text:list-item>
      </text:list>
      <text:p text:style-name="Horizontal_20_Line"/>
      <text:h text:style-name="Heading_20_2" text:outline-level="2">Issues with Unity</text:h>
      <text:list xml:id="list7548577017307658105" text:style-name="L3">
        <text:list-item>
          <text:p text:style-name="P3">No race has ever achieved true unity. It is impossible.</text:p>
        </text:list-item>
        <text:list-item>
          <text:p text:style-name="P3">Elites do not win through unity but through <text:span text:style-name="Strong_20_Emphasis">individual strength</text:span> (great man theory).</text:p>
        </text:list-item>
        <text:list-item>
          <text:p text:style-name="P3">White society is proof: Democrats vs. Republicans, endless division, yet still global dominance.</text:p>
        </text:list-item>
        <text:list-item>
          <text:p text:style-name="P3">Unity rhetoric enslaves African Americans by:</text:p>
          <text:list>
            <text:list-item>
              <text:p text:style-name="P3">Forcing alignment with counterproductive politics.</text:p>
            </text:list-item>
            <text:list-item>
              <text:p text:style-name="P3">Promoting poor work ethic and lack of ambition.</text:p>
            </text:list-item>
            <text:list-item>
              <text:p text:style-name="P3">Distracting from the true solution: self-reliance.</text:p>
            </text:list-item>
          </text:list>
        </text:list-item>
      </text:list>
      <text:p text:style-name="Horizontal_20_Line"/>
      <text:h text:style-name="Heading_20_2" text:outline-level="2">The Solution: Self-Reliance</text:h>
      <text:list xml:id="list7084518279690674607" text:style-name="L4">
        <text:list-item>
          <text:p text:style-name="P4"><text:span text:style-name="Strong_20_Emphasis">Education First</text:span></text:p>
          <text:list>
            <text:list-item>
              <text:p text:style-name="P4">Every child should be taught from age 4:</text:p>
              <text:list>
                <text:list-item>
                  <text:p text:style-name="P4">Stay in school.</text:p>
                </text:list-item>
                <text:list-item>
                  <text:p text:style-name="P4">Graduate college.</text:p>
                </text:list-item>
                <text:list-item>
                  <text:p text:style-name="P4">Take high-status, socially important jobs away from white supremacists.</text:p>
                </text:list-item>
                <text:list-item>
                  <text:p text:style-name="P4">Never do drugs, join gangs, or follow destructive peers — even under the banner of “unity.”</text:p>
                </text:list-item>
              </text:list>
            </text:list-item>
          </text:list>
        </text:list-item>
        <text:list-item>
          <text:p text:style-name="P4"><text:soft-page-break/><text:span text:style-name="Strong_20_Emphasis">Economic Power</text:span></text:p>
          <text:list>
            <text:list-item>
              <text:p text:style-name="P4">African Americans control $1 trillion in spending power.</text:p>
            </text:list-item>
            <text:list-item>
              <text:p text:style-name="P4">Spend it with pro-black, anti-Illuminati companies.</text:p>
            </text:list-item>
            <text:list-item>
              <text:p text:style-name="P4">Reject non-profits — build for-profit corporations to seize markets.</text:p>
            </text:list-item>
            <text:list-item>
              <text:p text:style-name="P4">Compete directly with elite-controlled corporations to drain their power.</text:p>
            </text:list-item>
          </text:list>
        </text:list-item>
        <text:list-item>
          <text:p text:style-name="P4"><text:span text:style-name="Strong_20_Emphasis">Purpose of Wealth</text:span></text:p>
          <text:list>
            <text:list-item>
              <text:p text:style-name="P4">Wealth is not for luxury — it is to weaken the Illuminati’s economic rule.</text:p>
            </text:list-item>
            <text:list-item>
              <text:p text:style-name="P4">Without money, their power dies.</text:p>
            </text:list-item>
            <text:list-item>
              <text:p text:style-name="P4">Owning a company = reclaiming freedom.</text:p>
            </text:list-item>
          </text:list>
        </text:list-item>
      </text:list>
      <text:p text:style-name="Horizontal_20_Line"/>
      <text:h text:style-name="Heading_20_2" text:outline-level="2">Critical Questions</text:h>
      <text:list xml:id="list4749099697300214508" text:style-name="L5">
        <text:list-item>
          <text:p text:style-name="P5">Is unity ever useful, or is it always a trap?</text:p>
        </text:list-item>
        <text:list-item>
          <text:p text:style-name="P5">Can self-reliance scale to collective liberation, or must it remain individual?</text:p>
        </text:list-item>
        <text:list-item>
          <text:p text:style-name="P5">What lessons can be drawn from Malcolm and King’s final years?</text:p>
        </text:list-item>
        <text:list-item>
          <text:p text:style-name="P5">How do we tell the difference between honest leaders and sellouts?</text:p>
        </text:list-item>
        <text:list-item>
          <text:p text:style-name="P5">If jobs exist to solve problems, what problems are <text:span text:style-name="Emphasis">you</text:span> preparing to solve?</text:p>
        </text:list-item>
      </text:list>
      <text:p text:style-name="Horizontal_20_Line"/>
      <text:h text:style-name="Heading_20_2" text:outline-level="2">Assignment</text:h>
      <text:list xml:id="list3835319256774653826" text:style-name="L6">
        <text:list-item>
          <text:p text:style-name="P6">Write a short essay: <text:span text:style-name="Strong_20_Emphasis">“Unity vs. Self-Reliance: Which path creates lasting freedom?”</text:span></text:p>
        </text:list-item>
        <text:list-item>
          <text:p text:style-name="P6">Include at least two historical examples (e.g., COINTELPRO, Black Panthers, Harlem Renaissance, Civil Rights Movement).</text:p>
        </text:list-item>
        <text:list-item>
          <text:p text:style-name="P6">Reflect on your own life: How can education and economic independence free you from systems of control?</text:p>
        </text:list-item>
      </text:list>
      <text:p text:style-name="Horizontal_20_Line"/>
      <text:h text:style-name="Heading_20_2" text:outline-level="2">Conclusion</text:h>
      <text:p text:style-name="Text_20_body">Freedom is not granted by unity.<text:line-break/>Freedom is the ability to <text:span text:style-name="Strong_20_Emphasis">build wealth, think independently, and resist manipulation</text:span>.</text:p>
      <text:p text:style-name="Text_20_body">Until African Americans see that unity is a trap set by sellouts, the cycle of false hope will continue. The path forward is clear: <text:span text:style-name="Strong_20_Emphasis">self-reliance, education, and economic warfare against oppressive elites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Malone</meta:initial-creator>
    <meta:creation-date>2025-09-07T14:31:48.80</meta:creation-date>
    <meta:document-statistic meta:table-count="0" meta:image-count="0" meta:object-count="0" meta:page-count="3" meta:paragraph-count="67" meta:word-count="671" meta:character-count="4111"/>
    <dc:date>2025-09-07T15:28:58.63</dc:date>
    <dc:creator>Joseph Malone</dc:creator>
    <meta:editing-duration>PT41M9S</meta:editing-duration>
    <meta:editing-cycles>1</meta:editing-cycles>
    <meta:generator>OpenOffice/4.1.15$Win32 OpenOffice.org_project/4115m2$Build-9813</meta:generator>
  </office:meta>
</office:document-meta>
</file>